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>
      <style:paragraph-properties fo:margin-left="-0.4925in" fo:margin-right="0in" fo:text-indent="0in" style:auto-text-indent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2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2.2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25in" fo:margin-left="-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To Do List</text:p>
      <text:p text:style-name="Standard"/>
      <text:p text:style-name="Standard">Things to note when turning in homework</text:p>
      <text:p text:style-name="Standard"/>
      <text:p text:style-name="Standard">Examples</text:p>
      <text:p text:style-name="Standard"/>
      <text:list xml:id="list2255565105244293241" text:style-name="L6">
        <text:list-item>
          <text:p text:style-name="P5">See Class Github repository</text:p>
        </text:list-item>
        <text:list-item>
          <text:p text:style-name="P5">Emulate my solutions to problems</text:p>
        </text:list-item>
        <text:list-item>
          <text:p text:style-name="P5">Emulate project naming conventions</text:p>
        </text:list-item>
        <text:list-item>
          <text:p text:style-name="P5">Emulate code style</text:p>
        </text:list-item>
        <text:list-item>
          <text:p text:style-name="P5">Review examples for assignments and lab.</text:p>
        </text:list-item>
        <text:list-item>
          <text:p text:style-name="P5">Netbeans projects are the only projects accepted.</text:p>
        </text:list-item>
      </text:list>
      <text:p text:style-name="Standard"/>
      <text:p text:style-name="Standard">Assignment Submission</text:p>
      <text:p text:style-name="Standard"/>
      <text:list xml:id="list6208659195857003715" text:style-name="L4">
        <text:list-item>
          <text:p text:style-name="P2">Submit to both blackboard and by email which is outside of blackboard using your school email or a personal email. <text:s/>But, whichever, be consistent.</text:p>
        </text:list-item>
        <text:list-item>
          <text:p text:style-name="P2">Each assignment sent by email is to be identified as indicated in the assignment. <text:s/>Send to <text:a xlink:type="simple" xlink:href="mailto:mark.lehr@rcc.edu" text:style-name="Internet_20_link" text:visited-style-name="Visited_20_Internet_20_Link">mark.lehr@rcc.edu</text:a> with subject: YourLastName, YourFirstName – Name of Assignment or Lab – Section Number</text:p>
        </text:list-item>
      </text:list>
      <text:p text:style-name="Standard"/>
      <text:p text:style-name="Standard">Name Conventions</text:p>
      <text:p text:style-name="Standard"/>
      <text:list xml:id="list5148727126452235800" text:style-name="L5">
        <text:list-item>
          <text:p text:style-name="P4">Each project is to be named according to Author_Edition_Chapter_Problem_Description</text:p>
        </text:list-item>
      </text:list>
      <text:p text:style-name="Standard"/>
      <text:p text:style-name="Standard"/>
      <text:p text:style-name="Standard">Code Rules to follow</text:p>
      <text:p text:style-name="P6"/>
      <text:list xml:id="list2511158851241150041" text:style-name="L1">
        <text:list-item>
          <text:p text:style-name="P1">Variable names should be 7 characters or less.</text:p>
        </text:list-item>
        <text:list-item>
          <text:p text:style-name="P1">Variables should be described in comments as to what they represent, units, and range of values.</text:p>
        </text:list-item>
        <text:list-item>
          <text:p text:style-name="P1">Variables are declared at the top of a block, unless they are intermediate/utility types.</text:p>
        </text:list-item>
        <text:list-item>
          <text:p text:style-name="P1">Variable types correspond to range of values. <text:s/>Use the minimum data type required to solve the problem. <text:s/>This means you must know all data types and their range of possible values.</text:p>
        </text:list-item>
        <text:list-item>
          <text:p text:style-name="P1">Double type variables are not to be used. <text:s/>See comment 4.</text:p>
        </text:list-item>
        <text:list-item>
          <text:p text:style-name="P1">Global variables are never to be declared or used.</text:p>
        </text:list-item>
        <text:list-item>
          <text:p text:style-name="P1">Global constants must be math, physics, conversion related only.</text:p>
        </text:list-item>
        <text:list-item>
          <text:p text:style-name="P1">Comments are to be used throughout.</text:p>
        </text:list-item>
        <text:list-item>
          <text:p text:style-name="P1">Output all variables, known as well as calculated.</text:p>
        </text:list-item>
        <text:list-item>
          <text:p text:style-name="P1">Solve the problem with all test conditions prior to coding the problem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. Mark E. Lehr</meta:initial-creator>
    <meta:creation-date>2018-03-17T20:25:17</meta:creation-date>
    <dc:date>2018-03-18T21:24:49</dc:date>
    <dc:creator>Dr. Mark E. Lehr</dc:creator>
    <meta:editing-duration>PT31M51S</meta:editing-duration>
    <meta:editing-cycles>8</meta:editing-cycles>
    <meta:generator>OpenOffice/4.1.1$Unix OpenOffice.org_project/411m6$Build-9775</meta:generator>
    <meta:document-statistic meta:table-count="0" meta:image-count="0" meta:object-count="0" meta:page-count="1" meta:paragraph-count="25" meta:word-count="254" meta:character-count="1515"/>
  </office:meta>
</office:document-meta>
</file>